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ru" fo:country="RU" style:letter-kerning="true" style:font-name-asian="Aptos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left" style:justify-single-word="false" fo:orphans="2" fo:widows="2"/>
      <style:text-properties style:font-name="Aptos" fo:font-size="11pt" fo:language="ru" fo:country="RU" style:letter-kerning="true" style:font-name-asian="Aptos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 loext:marker-style-name="T1"><text:span text:style-name="T1">Актуальные цены на 01.01.25</text:span><text:span text:style-name="T1"/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" loext:marker-style-name="T1"><text:span text:style-name="T1">Название</text:span><text:span text:style-name="T1"/></text:p>
          </table:table-cell>
          <table:table-cell table:style-name="Таблица1.B2" office:value-type="string">
            <text:p text:style-name="P1" loext:marker-style-name="T1"><text:span text:style-name="T1">Цена, руб.</text:span><text:span text:style-name="T1"/></text:p>
          </table:table-cell>
        </table:table-row>
        <table:table-row table:style-name="Таблица1.1">
          <table:table-cell table:style-name="Таблица1.A3" office:value-type="string">
            <text:p text:style-name="P2">Банкетка</text:p>
          </table:table-cell>
          <table:table-cell table:style-name="Таблица1.B3" office:value-type="string">
            <text:p text:style-name="P2">100</text:p>
          </table:table-cell>
        </table:table-row>
        <table:table-row table:style-name="Таблица1.1">
          <table:table-cell table:style-name="Таблица1.A4" office:value-type="string">
            <text:p text:style-name="P2">Кровать</text:p>
          </table:table-cell>
          <table:table-cell table:style-name="Таблица1.B4" office:value-type="string">
            <text:p text:style-name="P2"><text:span text:style-name="T2">5</text:span>0</text:p>
          </table:table-cell>
        </table:table-row>
        <table:table-row table:style-name="Таблица1.1">
          <table:table-cell table:style-name="Таблица1.A5" office:value-type="string">
            <text:p text:style-name="P2">Комод</text:p>
          </table:table-cell>
          <table:table-cell table:style-name="Таблица1.B5" office:value-type="string">
            <text:p text:style-name="P2">600</text:p>
          </table:table-cell>
        </table:table-row>
        <table:table-row table:style-name="Таблица1.1">
          <table:table-cell table:style-name="Таблица1.A6" office:value-type="string">
            <text:p text:style-name="P2">Шкаф</text:p>
          </table:table-cell>
          <table:table-cell table:style-name="Таблица1.B6" office:value-type="string">
            <text:p text:style-name="P2">1000</text:p>
          </table:table-cell>
        </table:table-row>
        <table:table-row table:style-name="Таблица1.1">
          <table:table-cell table:style-name="Таблица1.A7" office:value-type="string">
            <text:p text:style-name="P2">Стул</text:p>
          </table:table-cell>
          <table:table-cell table:style-name="Таблица1.B7" office:value-type="string">
            <text:p text:style-name="P2">150</text:p>
          </table:table-cell>
        </table:table-row>
        <table:table-row table:style-name="Таблица1.1">
          <table:table-cell table:style-name="Таблица1.A8" office:value-type="string">
            <text:p text:style-name="P2">Стол</text:p>
          </table:table-cell>
          <table:table-cell table:style-name="Таблица1.B8" office:value-type="string">
            <text:p text:style-name="P2">8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lena Komarova</meta:initial-creator>
    <meta:editing-cycles>3</meta:editing-cycles>
    <meta:creation-date>2025-02-25T11:46:00</meta:creation-date>
    <dc:date>2026-03-21T11:13:30.267553800</dc:date>
    <meta:editing-duration>PT3M15S</meta:editing-duration>
    <meta:generator>LibreOffice/26.2.1.2$Windows_X86_64 LibreOffice_project/620$Build-2</meta:generator>
    <meta:document-statistic meta:table-count="1" meta:image-count="0" meta:object-count="0" meta:page-count="1" meta:paragraph-count="15" meta:word-count="19" meta:character-count="95" meta:non-whitespace-character-count="91"/>
    <meta:user-defined meta:name="AppVersion">16.0000</meta:user-defined>
    <meta:template xlink:type="simple" xlink:actuate="onRequest" xlink:title="Normal.dotm" xlink:href=""/>
  </office:meta>
</office:document-meta>
</file>